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169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3.875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4.637cm"/>
    </style:style>
    <style:style style:name="co10" style:family="table-column">
      <style:table-column-properties fo:break-before="auto" style:column-width="4.066cm"/>
    </style:style>
    <style:style style:name="co11" style:family="table-column">
      <style:table-column-properties fo:break-before="auto" style:column-width="3.711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5.592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4.475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4.311cm"/>
    </style:style>
    <style:style style:name="co19" style:family="table-column">
      <style:table-column-properties fo:break-before="auto" style:column-width="4.501cm"/>
    </style:style>
    <style:style style:name="co20" style:family="table-column">
      <style:table-column-properties fo:break-before="auto" style:column-width="5.101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2.595cm"/>
    </style:style>
    <style:style style:name="co23" style:family="table-column">
      <style:table-column-properties fo:break-before="auto" style:column-width="3.03cm"/>
    </style:style>
    <style:style style:name="co24" style:family="table-column">
      <style:table-column-properties fo:break-before="auto" style:column-width="4.283cm"/>
    </style:style>
    <style:style style:name="co25" style:family="table-column">
      <style:table-column-properties fo:break-before="auto" style:column-width="4.092cm"/>
    </style:style>
    <style:style style:name="co26" style:family="table-column">
      <style:table-column-properties fo:break-before="auto" style:column-width="3.14cm"/>
    </style:style>
    <style:style style:name="co27" style:family="table-column">
      <style:table-column-properties fo:break-before="auto" style:column-width="4.392cm"/>
    </style:style>
    <style:style style:name="co28" style:family="table-column">
      <style:table-column-properties fo:break-before="auto" style:column-width="3.411cm"/>
    </style:style>
    <style:style style:name="co29" style:family="table-column">
      <style:table-column-properties fo:break-before="auto" style:column-width="2.54cm"/>
    </style:style>
    <style:style style:name="co30" style:family="table-column">
      <style:table-column-properties fo:break-before="auto" style:column-width="2.023cm"/>
    </style:style>
    <style:style style:name="co31" style:family="table-column">
      <style:table-column-properties fo:break-before="auto" style:column-width="6.761cm"/>
    </style:style>
    <style:style style:name="co32" style:family="table-column">
      <style:table-column-properties fo:break-before="auto" style:column-width="2.704cm"/>
    </style:style>
    <style:style style:name="co33" style:family="table-column">
      <style:table-column-properties fo:break-before="auto" style:column-width="2.268cm"/>
    </style:style>
    <style:style style:name="co34" style:family="table-column">
      <style:table-column-properties fo:break-before="auto" style:column-width="3.166cm"/>
    </style:style>
    <style:style style:name="co35" style:family="table-column">
      <style:table-column-properties fo:break-before="auto" style:column-width="5.073cm"/>
    </style:style>
    <style:style style:name="co36" style:family="table-column">
      <style:table-column-properties fo:break-before="auto" style:column-width="3.113cm"/>
    </style:style>
    <style:style style:name="co37" style:family="table-column">
      <style:table-column-properties fo:break-before="auto" style:column-width="3.085cm"/>
    </style:style>
    <style:style style:name="co38" style:family="table-column">
      <style:table-column-properties fo:break-before="auto" style:column-width="3.494cm"/>
    </style:style>
    <style:style style:name="co39" style:family="table-column">
      <style:table-column-properties fo:break-before="auto" style:column-width="3.766cm"/>
    </style:style>
    <style:style style:name="co40" style:family="table-column">
      <style:table-column-properties fo:break-before="auto" style:column-width="2.731cm"/>
    </style:style>
    <style:style style:name="co41" style:family="table-column">
      <style:table-column-properties fo:break-before="auto" style:column-width="4.718cm"/>
    </style:style>
    <style:style style:name="co42" style:family="table-column">
      <style:table-column-properties fo:break-before="auto" style:column-width="2.895cm"/>
    </style:style>
    <style:style style:name="co43" style:family="table-column">
      <style:table-column-properties fo:break-before="auto" style:column-width="2.485cm"/>
    </style:style>
    <style:style style:name="co44" style:family="table-column">
      <style:table-column-properties fo:break-before="auto" style:column-width="2.295cm"/>
    </style:style>
    <style:style style:name="co45" style:family="table-column">
      <style:table-column-properties fo:break-before="auto" style:column-width="3.194cm"/>
    </style:style>
    <style:style style:name="co46" style:family="table-column">
      <style:table-column-properties fo:break-before="auto" style:column-width="2.35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785cm"/>
    </style:style>
    <style:style style:name="co4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1" table:default-cell-style-name="Default"/>
        <table:table-column table:style-name="co46" table:default-cell-style-name="Default"/>
        <table:table-column table:style-name="co24" table:default-cell-style-name="Default"/>
        <table:table-column table:style-name="co47" table:default-cell-style-name="Default"/>
        <table:table-column table:style-name="co34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Classificat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Accepts Case Weights</text:p>
          </table:table-cell>
          <table:table-cell office:value-type="string" calcext:value-type="string">
            <text:p>Bagging</text:p>
          </table:table-cell>
          <table:table-cell office:value-type="string" calcext:value-type="string">
            <text:p>Bayesian Model</text:p>
          </table:table-cell>
          <table:table-cell office:value-type="string" calcext:value-type="string">
            <text:p>Binary Predictors Only</text:p>
          </table:table-cell>
          <table:table-cell office:value-type="string" calcext:value-type="string">
            <text:p>Boosting</text:p>
          </table:table-cell>
          <table:table-cell office:value-type="string" calcext:value-type="string">
            <text:p>Categorical Predictors Only</text:p>
          </table:table-cell>
          <table:table-cell office:value-type="string" calcext:value-type="string">
            <text:p>Cost Sensitive Learning</text:p>
          </table:table-cell>
          <table:table-cell office:value-type="string" calcext:value-type="string">
            <text:p>Discriminant Analysis</text:p>
          </table:table-cell>
          <table:table-cell office:value-type="string" calcext:value-type="string">
            <text:p>Discriminant Analysis Models</text:p>
          </table:table-cell>
          <table:table-cell office:value-type="string" calcext:value-type="string">
            <text:p>Distance Weighted Discrimination</text:p>
          </table:table-cell>
          <table:table-cell office:value-type="string" calcext:value-type="string">
            <text:p>Ensemble Model</text:p>
          </table:table-cell>
          <table:table-cell office:value-type="string" calcext:value-type="string">
            <text:p>Feature Extraction</text:p>
          </table:table-cell>
          <table:table-cell office:value-type="string" calcext:value-type="string">
            <text:p>Feature Extraction Models</text:p>
          </table:table-cell>
          <table:table-cell office:value-type="string" calcext:value-type="string">
            <text:p>Feature Selection Wrapper</text:p>
          </table:table-cell>
          <table:table-cell office:value-type="string" calcext:value-type="string">
            <text:p>Gaussian Process</text:p>
          </table:table-cell>
          <table:table-cell office:value-type="string" calcext:value-type="string">
            <text:p>Generalized Additive Model</text:p>
          </table:table-cell>
          <table:table-cell office:value-type="string" calcext:value-type="string">
            <text:p>Generalized Linear Model</text:p>
          </table:table-cell>
          <table:table-cell office:value-type="string" calcext:value-type="string">
            <text:p>Generalized Linear Models</text:p>
          </table:table-cell>
          <table:table-cell office:value-type="string" calcext:value-type="string">
            <text:p>Handle Missing Predictor Data</text:p>
          </table:table-cell>
          <table:table-cell office:value-type="string" calcext:value-type="string">
            <text:p>Implicit Feature Selection</text:p>
          </table:table-cell>
          <table:table-cell office:value-type="string" calcext:value-type="string">
            <text:p>Kernel Method</text:p>
          </table:table-cell>
          <table:table-cell office:value-type="string" calcext:value-type="string">
            <text:p>L1 Regularization</text:p>
          </table:table-cell>
          <table:table-cell office:value-type="string" calcext:value-type="string">
            <text:p>L1 Regularization Models</text:p>
          </table:table-cell>
          <table:table-cell office:value-type="string" calcext:value-type="string">
            <text:p>L2 Regularization</text:p>
          </table:table-cell>
          <table:table-cell office:value-type="string" calcext:value-type="string">
            <text:p>L2 Regularization Models</text:p>
          </table:table-cell>
          <table:table-cell office:value-type="string" calcext:value-type="string">
            <text:p>Linear Classifier</text:p>
          </table:table-cell>
          <table:table-cell office:value-type="string" calcext:value-type="string">
            <text:p>Linear Classifier Models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Linear Regression Models</text:p>
          </table:table-cell>
          <table:table-cell office:value-type="string" calcext:value-type="string">
            <text:p>Logic Regressio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ixture Model</text:p>
          </table:table-cell>
          <table:table-cell office:value-type="string" calcext:value-type="string">
            <text:p>Model Tree</text:p>
          </table:table-cell>
          <table:table-cell office:value-type="string" calcext:value-type="string">
            <text:p>Multivariate Adaptive Regression Splines</text:p>
          </table:table-cell>
          <table:table-cell office:value-type="string" calcext:value-type="string">
            <text:p>Neural Network</text:p>
          </table:table-cell>
          <table:table-cell office:value-type="string" calcext:value-type="string">
            <text:p>Oblique Tree</text:p>
          </table:table-cell>
          <table:table-cell office:value-type="string" calcext:value-type="string">
            <text:p>Ordinal Outcomes</text:p>
          </table:table-cell>
          <table:table-cell office:value-type="string" calcext:value-type="string">
            <text:p>Partial Least Squares</text:p>
          </table:table-cell>
          <table:table-cell office:value-type="string" calcext:value-type="string">
            <text:p>Patient Rule Induction Method</text:p>
          </table:table-cell>
          <table:table-cell office:value-type="string" calcext:value-type="string">
            <text:p>Polynomial Model</text:p>
          </table:table-cell>
          <table:table-cell office:value-type="string" calcext:value-type="string">
            <text:p>Prototype Models</text:p>
          </table:table-cell>
          <table:table-cell office:value-type="string" calcext:value-type="string">
            <text:p>Quantile Regression</text:p>
          </table:table-cell>
          <table:table-cell office:value-type="string" calcext:value-type="string">
            <text:p>Radial Basis Functi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Relevance Vector Machines</text:p>
          </table:table-cell>
          <table:table-cell office:value-type="string" calcext:value-type="string">
            <text:p>Ridge Regression</text:p>
          </table:table-cell>
          <table:table-cell office:value-type="string" calcext:value-type="string">
            <text:p>Robust Methods</text:p>
          </table:table-cell>
          <table:table-cell office:value-type="string" calcext:value-type="string">
            <text:p>Robust Model</text:p>
          </table:table-cell>
          <table:table-cell office:value-type="string" calcext:value-type="string">
            <text:p>ROC Curves</text:p>
          </table:table-cell>
          <table:table-cell office:value-type="string" calcext:value-type="string">
            <text:p>Rule-Based Model</text:p>
          </table:table-cell>
          <table:table-cell office:value-type="string" calcext:value-type="string">
            <text:p>Self-Organising Maps</text:p>
          </table:table-cell>
          <table:table-cell office:value-type="string" calcext:value-type="string">
            <text:p>String Kernel</text:p>
          </table:table-cell>
          <table:table-cell office:value-type="string" calcext:value-type="string">
            <text:p>Support Vector Machines</text:p>
          </table:table-cell>
          <table:table-cell office:value-type="string" calcext:value-type="string">
            <text:p>Text Mining</text:p>
          </table:table-cell>
          <table:table-cell office:value-type="string" calcext:value-type="string">
            <text:p>Tree-Based Model</text:p>
          </table:table-cell>
          <table:table-cell office:value-type="string" calcext:value-type="string">
            <text:p>Two Class Only</text:p>
          </table:table-cell>
        </table:table-row>
        <table:table-row table:style-name="ro1">
          <table:table-cell office:value-type="string" calcext:value-type="string">
            <text:p>Boosted Classification Trees (ada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ged AdaBoost (AdaBag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Boost.M1 (AdaBoost.M1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Boost Classification Trees (adaboost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ive Mixture Discriminant Analysis (amdai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ptive-Network-Based Fuzzy Inference System (ANFI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 Averaged Neural Network (avNNet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ive Bayes Classifier with Attribute Weighting (awnb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 Augmented Naive Bayes Classifier with Attribute Weighting (awtan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ged Model (bag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ged MARS (bagEarth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ged MARS using gCV Pruning (bagEarthGCV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ged Flexible Discriminant Analysis (bagFD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ged FDA using gCV Pruning (bagFDAGCV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ized Additive Model using Splines (ba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esian Additive Regression Trees (bartMachine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esian Generalized Linear Model (bayesgl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nary Discriminant Analysis (binda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sted Tree (blackboost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Bayesian lasso (blass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esian Ridge Regression (Model Averaged) (blassoAverage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esian Ridge Regression (bridg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esian Regularized Neural Networks (brn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sted Linear Model (BstL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sted Smoothing Spline (bstS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sted Tree (bstTree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.0 (C5.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-Sensitive C5.0 (C5.0Co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 C5.0 Ruleset (C5.0Rule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5.0 Tree (C5.0Tre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al Inference Random Forest (cforest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-squared Automated Interaction Detection (chai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CA (CSimca)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al Inference Tree (ctree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al Inference Tree (ctree2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ist (cubist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gonal Discriminant Analysis (d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Boost (deepboo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ynamic Evolving Neural-Fuzzy Inference System <text:s/>(DENFI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ed AutoEncoder Deep Neural Network (dn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Distance Weighted Discrimination (dwdLinear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ance Weighted Discrimination with Polynomial Kernel (dwdPoly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ance Weighted Discrimination with Radial Basis Function Kernel (dwdRadial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variate Adaptive Regression Spline (earth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eme Learning Machine (el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asticnet (enet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 Models from Genetic Algorithms (evtree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 by Randomization (extraTree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xible Discriminant Analysis (fd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zzy Rules Using Genetic Cooperative-Competitive Learning and Pittsburgh (FH.GBML)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zzy Inference Rules by Descent Method (FIR.DM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dge Regression with Variable Selection (foba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zzy Rules Using Chi's Method (FRBCS.CHI)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zzy Rules with Weight Factor (FRBCS.W)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ified TSK Fuzzy Rules (FS.HG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ized Additive Model using Splines (ga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sted Generalized Additive Model (gamboost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ized Additive Model using LOESS (gamLoes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ized Additive Model using Splines (gamSpline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 Process (gaussprLinear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 Process with Polynomial Kernel (gaussprPoly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 Process with Radial Basis Function Kernel (gaussprRadia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ient Boosting Machines (gbm_h2o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chastic Gradient Boosting (gbm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variate Adaptive Regression Splines (gcvEarth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zzy Rules via MOGUL (GFS.FR.MOGUL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zzy Rules Using Genetic Cooperative-Competitive Learning (GFS.GCCL)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tic Lateral Tuning and Rule Selection of Linguistic Fuzzy Systems (GFS.LT.R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zzy Rules via Thrift (GFS.THRIFT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e Binomial Generalized Linear Model (glm.nb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ized Linear Model (glm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sted Generalized Linear Model (glmboost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mnet (glmnet_h2o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mnet (glmne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ized Linear Model with Stepwise Feature Selection (glmStepAIC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ized Partial Least Squares (gpls)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teroscedastic Discriminant Analysis (h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 Dimensional Discriminant Analysis (hd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-Dimensional Regularized Discriminant Analysis (hdr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 Neural Fuzzy Inference System (HYFI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pendent Component Regression (icr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.5-like Trees (J48)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le-Based Classifier (JRip)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 Least Squares (kernelpl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-Nearest Neighbors (kkn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-Nearest Neighbors (kn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ynomial Kernel Regularized Least Squares (krlsPoly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ial Basis Function Kernel Regularized Least Squares (krlsRadial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st Angle Regression (lar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st Angle Regression (lars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lasso (lass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Discriminant Analysis (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Discriminant Analysis (lda2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Regression with Backwards Selection (leapBackwar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Regression with Forward Selection (leapForwar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Regression with Stepwise Selection (leapSeq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ust Linear Discriminant Analysis (Lin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Regression (lm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Regression with Stepwise Selection (lmStepAIC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istic Model Trees (LMT)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ized Linear Discriminant Analysis (loc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ged Logic Regression (logicBag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sted Logistic Regression (LogitBoost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ic Regression (logreg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st Squares Support Vector Machine (lssvmLinear)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st Squares Support Vector Machine with Polynomial Kernel (lssvmPoly)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st Squares Support Vector Machine with Radial Basis Function Kernel (lssvmRadial)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rning Vector Quantization (lvq)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 Tree (M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 Rules (M5Rule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 Averaged Naive Bayes Classifier (manb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ture Discriminant Analysis (m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imum Uncertainty Linear Discriminant Analysis (M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Layer Perceptron (mlp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layer Perceptron Network with Weight Decay (mlpKerasDecay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layer Perceptron Network with Weight Decay (mlpKerasDecayCost)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layer Perceptron Network with Dropout (mlpKerasDropou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layer Perceptron Network with Dropout (mlpKerasDropoutCost)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-Layer Perceptron, with multiple layers (mlpM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layer Perceptron Network by Stochastic Gradient Descent (mlpSGD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Layer Perceptron (mlpWeightDecay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Layer Perceptron, multiple layers (mlpWeightDecayM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tone Multi-Layer Perceptron Neural Network (monmlp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Step Adaptive MCP-Net (msaene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ized Multinomial Regression (multinom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ral Network (mxne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ral Network (mxnetAda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ive Bayes (naive_bayes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ive Bayes (nb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ive Bayes Classifier (nbDiscrete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i-Naive Structure Learner Wrapper (nbSearch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ral Network (neuralnet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ral Network (nnet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-Negative Least Squares (nnl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-Based Ensembles (nodeHarves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-Informative Model (nul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Rule Classification (OneR)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ized Ordinal Regression (ordinalNe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lique Random Forest (ORFlog)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lique Random Forest (ORFpls)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lique Random Forest (ORFridge)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lique Random Forest (ORFsvm)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 Weighted Nearest Neighbor Classifier (ownn)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rest Shrunken Centroids (pam)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 Random Forest (parRF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le-Based Classifier (PART)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DSA (partDSA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ral Networks with Feature Extraction (pcaNNet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cipal Component Analysis (pcr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ized Discriminant Analysis (pd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ized Discriminant Analysis (pda2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ized Linear Regression (penalize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ized Linear Discriminant Analysis (Penalized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ized Logistic Regression (plr)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 Least Squares (pl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 Least Squares Generalized Linear Models <text:s/>(plsRgl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dered Logistic or Probit Regression (polr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jection Pursuit Regression (ppr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ient Rule Induction Method (PRIM)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dy Prototype Selection (protoclass)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n regression via sklearn.neighbors.KNeighborsRegressor (pythonKnnReg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atic Discriminant Analysis (q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ust Quadratic Discriminant Analysis (QdaCov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ntile Random Forest (qrf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ntile Regression Neural Network (qrn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sembles of Generalized Linear Models (randomGLM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 (ranger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ial Basis Function Network (rbf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ial Basis Function Network (rbfDDA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 (Rboris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larized Discriminant Analysis (r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larized Logistic Regression (regLogistic)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axed Lasso (relax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 (rf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erns (rFern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tor-Based Linear Discriminant Analysis (RF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 Rule-Based Model (rfRule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dge Regression (ridg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larized Linear Discriminant Analysis (r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ust Linear Model (rlm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ust Mixture Discriminant Analysis (rm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-Based Classifier (rocc)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ation Forest (rotationForest)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tation Forest (rotationForestCp)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T (rpart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 (rpart1SE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 (rpart2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-Sensitive CART (rpartCo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T or Ordinal Responses (rpartScor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ntile Regression with LASSO penalty (rqlass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-Convex Penalized Quantile Regression (rqnc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larized Random Forest (RRF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larized Random Forest (RRFglobal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ust Regularized Linear Discriminant Analysis (rr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ust SIMCA (RSimca)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evance Vector Machines with Linear Kernel (rvmLinear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evance Vector Machines with Polynomial Kernel (rvmPoly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evance Vector Machines with Radial Basis Function Kernel (rvmRadial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tractive Clustering and Fuzzy c-Means Rules (SBC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rinkage Discriminant Analysis (s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se Distance Weighted Discrimination (sdwd)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 Least Squares (simpl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zzy Rules Using the Structural Learning Algorithm on Vague Environment (SLAVE)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bilized Linear Discriminant Analysis (s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se Mixture Discriminant Analysis (sm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bilized Nearest Neighbor Classifier (snn)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se Linear Discriminant Analysis (sparse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ke and Slab Regression (spikeslab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se Partial Least Squares (spl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Discriminant Analysis with Stepwise Feature Selection (step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atic Discriminant Analysis with Stepwise Feature Selection (stepQ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ed Principal Component Analysis (superpc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Boundrange String Kernel (svmBoundrangeString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Exponential String Kernel (svmExpoString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Linear Kernel (svmLinear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Linear Kernel (svmLinear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 Regularized Support Vector Machine (dual) with Linear Kernel (svmLinear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Support Vector Machines with Class Weights (svmLinearWeights)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 Regularized Linear Support Vector Machines with Class Weights (svmLinearWeights2)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ort Vector Machines with Polynomial Kernel (svmPoly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Radial Basis Function Kernel (svmRadia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Radial Basis Function Kernel (svmRadialCos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Radial Basis Function Kernel (svmRadialSigma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Class Weights (svmRadialWeights)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ort Vector Machines with Spectrum String Kernel (svmSpectrumString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 Augmented Naive Bayes Classifier (tan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 Augmented Naive Bayes Classifier Structure Learner Wrapper (tanSearch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ged CART (treebag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ational Bayesian Multinomial Probit Regression (vbmpRadial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jacent Categories Probability Model for Ordinal Data (vglmAdjCa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inuation Ratio Model for Ordinal Data (vglmContRatio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mulative Probability Model for Ordinal Data (vglmCumulativ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 Least Squares (widekernelpl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g and Mendel Fuzzy Rules (WM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ghted Subspace Random Forest (wsrf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eme Gradient Boosting (xgbLinear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eme Gradient Boosting (xgbTree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f-Organizing Maps (xyf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339" meta:object-count="0"/>
    <meta:generator>LibreOffice/4.2.8.2$Linux_X86_64 LibreOffice_project/420m0$Build-2</meta:generator>
  </office:meta>
</office:document-meta>
</file>